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80.1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181208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Default" office:value-type="string" calcext:value-type="string">
            <text:p>goodBet</text:p>
          </table:table-cell>
          <table:table-cell office:value-type="string" calcext:value-type="string">
            <text:p>betStrength</text:p>
          </table:table-cell>
          <table:table-cell office:value-type="string" calcext:value-type="string">
            <text:p>oddsCalculated</text:p>
          </table:table-cell>
          <table:table-cell office:value-type="string" calcext:value-type="string">
            <text:p>oddsSkyBet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etMade</text:p>
          </table:table-cell>
          <table:table-cell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884543761638733" calcext:value-type="float">
            <text:p>0.884543761638733</text:p>
          </table:table-cell>
          <table:table-cell office:value-type="float" office:value="1.45353383458647" calcext:value-type="float">
            <text:p>1.45353383458647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06:35</text:p>
          </table:table-cell>
          <table:table-cell office:value-type="string" calcext:value-type="string">
            <text:p>Sydney FC vs Wellington Phoenix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95028186768716" calcext:value-type="float">
            <text:p>0.995028186768716</text:p>
          </table:table-cell>
          <table:table-cell office:value-type="float" office:value="1.29213855729007" calcext:value-type="float">
            <text:p>1.29213855729007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08:50</text:p>
          </table:table-cell>
          <table:table-cell office:value-type="string" calcext:value-type="string">
            <text:p>Melbourne Victory vs Adelaide U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058219116564" calcext:value-type="float">
            <text:p>1.1058219116564</text:p>
          </table:table-cell>
          <table:table-cell office:value-type="float" office:value="1.16267752715121" calcext:value-type="float">
            <text:p>1.16267752715121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Perth Glory vs Melbourne City</text:p>
          </table:table-cell>
          <table:table-cell office:value-type="float" office:value="1" calcext:value-type="float">
            <text:p>1</text:p>
          </table:table-cell>
          <table:table-cell table:formula="of:=SUM([.G$1:.G$1048576])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96685692004652" calcext:value-type="float">
            <text:p>0.996685692004652</text:p>
          </table:table-cell>
          <table:table-cell office:value-type="float" office:value="1.33776710554716" calcext:value-type="float">
            <text:p>1.33776710554716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Atletico Madrid vs Deportivo Ala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6259932174511" calcext:value-type="float">
            <text:p>1.06259932174511</text:p>
          </table:table-cell>
          <table:table-cell office:value-type="float" office:value="1.28330249768733" calcext:value-type="float">
            <text:p>1.28330249768733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Bournemouth vs Liverpo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833556489219263" calcext:value-type="float">
            <text:p>0.833556489219263</text:p>
          </table:table-cell>
          <table:table-cell office:value-type="float" office:value="1.63592555666334" calcext:value-type="float">
            <text:p>1.63592555666334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Boreham Wood vs Leyton Or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3583050950942" calcext:value-type="float">
            <text:p>1.13583050950942</text:p>
          </table:table-cell>
          <table:table-cell office:value-type="float" office:value="1.17388406295691" calcext:value-type="float">
            <text:p>1.17388406295691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Mansfield vs Notts Coun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2587914878418" calcext:value-type="float">
            <text:p>1.02587914878418</text:p>
          </table:table-cell>
          <table:table-cell office:value-type="float" office:value="1.25328045436741" calcext:value-type="float">
            <text:p>1.25328045436741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Napoli vs Frosi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6515251575133" calcext:value-type="float">
            <text:p>1.16515251575133</text:p>
          </table:table-cell>
          <table:table-cell office:value-type="float" office:value="1.14434232026144" calcext:value-type="float">
            <text:p>1.14434232026144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Bayer Leverkusen vs Augsbur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3729585991506" calcext:value-type="float">
            <text:p>1.13729585991506</text:p>
          </table:table-cell>
          <table:table-cell office:value-type="float" office:value="1.19901637884992" calcext:value-type="float">
            <text:p>1.19901637884992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Wolfsburg vs 1899 Hoffenhei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6026825940324" calcext:value-type="float">
            <text:p>1.06026825940324</text:p>
          </table:table-cell>
          <table:table-cell office:value-type="float" office:value="1.4821047008547" calcext:value-type="float">
            <text:p>1.4821047008547</text:p>
          </table:table-cell>
          <table:table-cell office:value-type="float" office:value="1.57142857142857" calcext:value-type="float">
            <text:p>1.57142857142857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Schalke vs Dortm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3665394472408" calcext:value-type="float">
            <text:p>1.03665394472408</text:p>
          </table:table-cell>
          <table:table-cell office:value-type="float" office:value="1.20580257892397" calcext:value-type="float">
            <text:p>1.20580257892397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Bayern Munich vs 1. FC Nürnb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3478104162912" calcext:value-type="float">
            <text:p>1.03478104162912</text:p>
          </table:table-cell>
          <table:table-cell office:value-type="float" office:value="1.44958202716823" calcext:value-type="float">
            <text:p>1.4495820271682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SC Freiburg vs RB Leipz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24283277021376" calcext:value-type="float">
            <text:p>1.24283277021376</text:p>
          </table:table-cell>
          <table:table-cell office:value-type="float" office:value="1.07281797301177" calcext:value-type="float">
            <text:p>1.07281797301177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West Ham vs Crystal Pala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20784987824094" calcext:value-type="float">
            <text:p>1.20784987824094</text:p>
          </table:table-cell>
          <table:table-cell office:value-type="float" office:value="1.103889943074" calcext:value-type="float">
            <text:p>1.103889943074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Tranmere vs Cambrid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20665793043198" calcext:value-type="float">
            <text:p>1.20665793043198</text:p>
          </table:table-cell>
          <table:table-cell office:value-type="float" office:value="1.10498037571924" calcext:value-type="float">
            <text:p>1.10498037571924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Burton vs Shrewsbu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20644814463093" calcext:value-type="float">
            <text:p>1.20644814463093</text:p>
          </table:table-cell>
          <table:table-cell office:value-type="float" office:value="1.06570207052505" calcext:value-type="float">
            <text:p>1.06570207052505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Accrington vs Sunderla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201218892839" calcext:value-type="float">
            <text:p>1.201218892839</text:p>
          </table:table-cell>
          <table:table-cell office:value-type="float" office:value="1.16548283443261" calcext:value-type="float">
            <text:p>1.1654828344326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Middlesbrough vs Blackbu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9233838786911" calcext:value-type="float">
            <text:p>1.19233838786911</text:p>
          </table:table-cell>
          <table:table-cell office:value-type="float" office:value="1.07831325301205" calcext:value-type="float">
            <text:p>1.07831325301205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Wycombe vs Barnsle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6215316369547" calcext:value-type="float">
            <text:p>1.16215316369547</text:p>
          </table:table-cell>
          <table:table-cell office:value-type="float" office:value="1.10632085845372" calcext:value-type="float">
            <text:p>1.10632085845372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Dagenham &amp; Redbridge vs Halif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4778524760913" calcext:value-type="float">
            <text:p>1.14778524760913</text:p>
          </table:table-cell>
          <table:table-cell office:value-type="float" office:value="1.21974036773538" calcext:value-type="float">
            <text:p>1.2197403677353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Partick Thistle vs Dunferml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4133626466292" calcext:value-type="float">
            <text:p>1.14133626466292</text:p>
          </table:table-cell>
          <table:table-cell office:value-type="float" office:value="1.12649910943994" calcext:value-type="float">
            <text:p>1.12649910943994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Brentford vs Swanse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3914106145251" calcext:value-type="float">
            <text:p>1.13914106145251</text:p>
          </table:table-cell>
          <table:table-cell office:value-type="float" office:value="1.12866995073892" calcext:value-type="float">
            <text:p>1.12866995073892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AFC Wimbledon vs Rochd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2818432681257" calcext:value-type="float">
            <text:p>1.12818432681257</text:p>
          </table:table-cell>
          <table:table-cell office:value-type="float" office:value="1.18183997210843" calcext:value-type="float">
            <text:p>1.18183997210843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Blackpool vs Charlt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2625698324022" calcext:value-type="float">
            <text:p>1.12625698324022</text:p>
          </table:table-cell>
          <table:table-cell office:value-type="float" office:value="1.14158163265306" calcext:value-type="float">
            <text:p>1.14158163265306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Walsall vs Covent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0906977616137" calcext:value-type="float">
            <text:p>1.10906977616137</text:p>
          </table:table-cell>
          <table:table-cell office:value-type="float" office:value="1.20220869957178" calcext:value-type="float">
            <text:p>1.20220869957178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Morecambe vs Port V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9585582173405" calcext:value-type="float">
            <text:p>1.09585582173405</text:p>
          </table:table-cell>
          <table:table-cell office:value-type="float" office:value="1.21670506912442" calcext:value-type="float">
            <text:p>1.21670506912442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Colchester vs Macclesfiel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8798402733783" calcext:value-type="float">
            <text:p>1.08798402733783</text:p>
          </table:table-cell>
          <table:table-cell office:value-type="float" office:value="1.28678359683794" calcext:value-type="float">
            <text:p>1.2867835968379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Yeovil vs Forest Gre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8242136680187" calcext:value-type="float">
            <text:p>1.08242136680187</text:p>
          </table:table-cell>
          <table:table-cell office:value-type="float" office:value="1.23180618401207" calcext:value-type="float">
            <text:p>1.23180618401207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Ross County vs Queen of Sou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7412497545826" calcext:value-type="float">
            <text:p>1.07412497545826</text:p>
          </table:table-cell>
          <table:table-cell office:value-type="float" office:value="1.16373795280824" calcext:value-type="float">
            <text:p>1.1637379528082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Scunthorpe vs Gillingh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7323427119395" calcext:value-type="float">
            <text:p>1.07323427119395</text:p>
          </table:table-cell>
          <table:table-cell office:value-type="float" office:value="1.19798101889158" calcext:value-type="float">
            <text:p>1.19798101889158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Norwich vs Bolt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7086862497747" calcext:value-type="float">
            <text:p>1.07086862497747</text:p>
          </table:table-cell>
          <table:table-cell office:value-type="float" office:value="1.16727670495183" calcext:value-type="float">
            <text:p>1.1672767049518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Peterborough vs Oxford Ut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4798632535646" calcext:value-type="float">
            <text:p>1.04798632535646</text:p>
          </table:table-cell>
          <table:table-cell office:value-type="float" office:value="1.33589529379003" calcext:value-type="float">
            <text:p>1.3358952937900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Stevenage vs Linco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4514714923418" calcext:value-type="float">
            <text:p>1.04514714923418</text:p>
          </table:table-cell>
          <table:table-cell office:value-type="float" office:value="1.30473145780051" calcext:value-type="float">
            <text:p>1.30473145780051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Burnley vs Brigh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4487189927847" calcext:value-type="float">
            <text:p>1.04487189927847</text:p>
          </table:table-cell>
          <table:table-cell office:value-type="float" office:value="1.23049943883277" calcext:value-type="float">
            <text:p>1.23049943883277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Sheffield Wednesday vs Rotherh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4370247192691" calcext:value-type="float">
            <text:p>1.04370247192691</text:p>
          </table:table-cell>
          <table:table-cell office:value-type="float" office:value="1.19765932688865" calcext:value-type="float">
            <text:p>1.1976593268886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Bury vs Ex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4196568551682" calcext:value-type="float">
            <text:p>1.04196568551682</text:p>
          </table:table-cell>
          <table:table-cell office:value-type="float" office:value="1.30871523178808" calcext:value-type="float">
            <text:p>1.30871523178808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Nottingham Forest vs Pres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3954352969244" calcext:value-type="float">
            <text:p>1.03954352969244</text:p>
          </table:table-cell>
          <table:table-cell office:value-type="float" office:value="1.28261423908609" calcext:value-type="float">
            <text:p>1.28261423908609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Havant &amp; Waterlooville vs Brain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3764388286903" calcext:value-type="float">
            <text:p>1.03764388286903</text:p>
          </table:table-cell>
          <table:table-cell office:value-type="float" office:value="1.23907084785134" calcext:value-type="float">
            <text:p>1.23907084785134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MK Dons vs Carlis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3333395200356" calcext:value-type="float">
            <text:p>1.03333395200356</text:p>
          </table:table-cell>
          <table:table-cell office:value-type="float" office:value="1.20967669510552" calcext:value-type="float">
            <text:p>1.2096766951055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Bristol Rovers vs Donca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3182092707232" calcext:value-type="float">
            <text:p>1.03182092707232</text:p>
          </table:table-cell>
          <table:table-cell office:value-type="float" office:value="1.21145052130968" calcext:value-type="float">
            <text:p>1.21145052130968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Cardiff vs Southamp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2889755234918" calcext:value-type="float">
            <text:p>1.02889755234918</text:p>
          </table:table-cell>
          <table:table-cell office:value-type="float" office:value="1.29588541666667" calcext:value-type="float">
            <text:p>1.29588541666667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Dover vs AFC Fyl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2717583803568" calcext:value-type="float">
            <text:p>1.02717583803568</text:p>
          </table:table-cell>
          <table:table-cell office:value-type="float" office:value="1.32755883962781" calcext:value-type="float">
            <text:p>1.32755883962781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Hearts vs Mother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2632033634741" calcext:value-type="float">
            <text:p>1.02632033634741</text:p>
          </table:table-cell>
          <table:table-cell office:value-type="float" office:value="1.2527417027417" calcext:value-type="float">
            <text:p>1.2527417027417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Crewe vs Oldh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2596674555461" calcext:value-type="float">
            <text:p>1.02596674555461</text:p>
          </table:table-cell>
          <table:table-cell office:value-type="float" office:value="1.2531734496124" calcext:value-type="float">
            <text:p>1.2531734496124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Manchester Utd vs Fulh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1390531337928" calcext:value-type="float">
            <text:p>1.01390531337928</text:p>
          </table:table-cell>
          <table:table-cell office:value-type="float" office:value="1.31504719004719" calcext:value-type="float">
            <text:p>1.31504719004719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Portsmouth vs South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014061490518" calcext:value-type="float">
            <text:p>1.0014061490518</text:p>
          </table:table-cell>
          <table:table-cell office:value-type="float" office:value="1.24824478178368" calcext:value-type="float">
            <text:p>1.24824478178368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Plymouth vs Bradfor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93236376581097" calcext:value-type="float">
            <text:p>0.993236376581097</text:p>
          </table:table-cell>
          <table:table-cell office:value-type="float" office:value="1.294469590552" calcext:value-type="float">
            <text:p>1.294469590552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Wigan vs Derby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83828592400137" calcext:value-type="float">
            <text:p>0.983828592400137</text:p>
          </table:table-cell>
          <table:table-cell office:value-type="float" office:value="1.30684785504929" calcext:value-type="float">
            <text:p>1.30684785504929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Millwall vs Hul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77754472298974" calcext:value-type="float">
            <text:p>0.977754472298974</text:p>
          </table:table-cell>
          <table:table-cell office:value-type="float" office:value="1.39466134113411" calcext:value-type="float">
            <text:p>1.39466134113411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Birmingham vs Bristol City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75563989935605" calcext:value-type="float">
            <text:p>0.975563989935605</text:p>
          </table:table-cell>
          <table:table-cell office:value-type="float" office:value="1.36673078043947" calcext:value-type="float">
            <text:p>1.36673078043947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Falkirk vs Alloa Athleti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57271088712932" calcext:value-type="float">
            <text:p>0.957271088712932</text:p>
          </table:table-cell>
          <table:table-cell office:value-type="float" office:value="1.34310364208633" calcext:value-type="float">
            <text:p>1.34310364208633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Greenock Morton vs Dundee Ut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4871673733568" calcext:value-type="float">
            <text:p>0.94871673733568</text:p>
          </table:table-cell>
          <table:table-cell office:value-type="float" office:value="1.43734827264239" calcext:value-type="float">
            <text:p>1.43734827264239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Aberdeen vs St Johnston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46657811462281" calcext:value-type="float">
            <text:p>0.946657811462281</text:p>
          </table:table-cell>
          <table:table-cell office:value-type="float" office:value="1.26761749120983" calcext:value-type="float">
            <text:p>1.2676174912098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Luton Town vs Fleetwoo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41056971290294" calcext:value-type="float">
            <text:p>0.941056971290294</text:p>
          </table:table-cell>
          <table:table-cell office:value-type="float" office:value="1.44904761904762" calcext:value-type="float">
            <text:p>1.44904761904762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Cheltenham vs Grimsby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23413657967147" calcext:value-type="float">
            <text:p>0.923413657967147</text:p>
          </table:table-cell>
          <table:table-cell office:value-type="float" office:value="1.39234921924885" calcext:value-type="float">
            <text:p>1.39234921924885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Swindon vs Newport County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15656083935141" calcext:value-type="float">
            <text:p>0.915656083935141</text:p>
          </table:table-cell>
          <table:table-cell office:value-type="float" office:value="1.45615079365079" calcext:value-type="float">
            <text:p>1.45615079365079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Gateshead vs Bromley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12212789043828" calcext:value-type="float">
            <text:p>0.912212789043828</text:p>
          </table:table-cell>
          <table:table-cell office:value-type="float" office:value="1.46164727062303" calcext:value-type="float">
            <text:p>1.46164727062303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Maidenhead vs Hartlepoo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02267499178442" calcext:value-type="float">
            <text:p>0.902267499178442</text:p>
          </table:table-cell>
          <table:table-cell office:value-type="float" office:value="1.42498126873127" calcext:value-type="float">
            <text:p>1.42498126873127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Stoke vs Ipswi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891410219396497" calcext:value-type="float">
            <text:p>0.891410219396497</text:p>
          </table:table-cell>
          <table:table-cell office:value-type="float" office:value="1.52975177304965" calcext:value-type="float">
            <text:p>1.52975177304965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Barrow vs Maidstone Ut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86475396900546" calcext:value-type="float">
            <text:p>0.86475396900546</text:p>
          </table:table-cell>
          <table:table-cell office:value-type="float" office:value="1.54186436966202" calcext:value-type="float">
            <text:p>1.54186436966202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Chesterfield vs Salford City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8566531234129" calcext:value-type="float">
            <text:p>0.8566531234129</text:p>
          </table:table-cell>
          <table:table-cell office:value-type="float" office:value="1.50085752397891" calcext:value-type="float">
            <text:p>1.50085752397891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Arsenal vs Huddersfiel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852587935296751" calcext:value-type="float">
            <text:p>0.852587935296751</text:p>
          </table:table-cell>
          <table:table-cell office:value-type="float" office:value="1.50801369863014" calcext:value-type="float">
            <text:p>1.50801369863014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Leeds vs QP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851629396221976" calcext:value-type="float">
            <text:p>0.851629396221976</text:p>
          </table:table-cell>
          <table:table-cell office:value-type="float" office:value="1.50971102150538" calcext:value-type="float">
            <text:p>1.50971102150538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Harrogate Town vs Aldersho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850063074427825" calcext:value-type="float">
            <text:p>0.850063074427825</text:p>
          </table:table-cell>
          <table:table-cell office:value-type="float" office:value="1.5685110592891" calcext:value-type="float">
            <text:p>1.5685110592891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Crawley vs Northampto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812448613892695" calcext:value-type="float">
            <text:p>0.812448613892695</text:p>
          </table:table-cell>
          <table:table-cell office:value-type="float" office:value="1.72318590500409" calcext:value-type="float">
            <text:p>1.7231859050040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Livingston vs St Mirre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798103944472659" calcext:value-type="float">
            <text:p>0.798103944472659</text:p>
          </table:table-cell>
          <table:table-cell office:value-type="float" office:value="1.70859494315289" calcext:value-type="float">
            <text:p>1.70859494315289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Wrexham vs Eastleig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761304943607041" calcext:value-type="float">
            <text:p>0.761304943607041</text:p>
          </table:table-cell>
          <table:table-cell office:value-type="float" office:value="1.68882955051179" calcext:value-type="float">
            <text:p>1.68882955051179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Celtic vs Kilmarnoc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750256619884634" calcext:value-type="float">
            <text:p>0.750256619884634</text:p>
          </table:table-cell>
          <table:table-cell office:value-type="float" office:value="1.77716970166602" calcext:value-type="float">
            <text:p>1.77716970166602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Hamilton vs Hibernia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715477658813652" calcext:value-type="float">
            <text:p>0.715477658813652</text:p>
          </table:table-cell>
          <table:table-cell office:value-type="float" office:value="1.90591047370708" calcext:value-type="float">
            <text:p>1.90591047370708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Ebbsfleet United vs Barne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692910441513793" calcext:value-type="float">
            <text:p>0.692910441513793</text:p>
          </table:table-cell>
          <table:table-cell office:value-type="float" office:value="1.96798356892594" calcext:value-type="float">
            <text:p>1.96798356892594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Sutton vs Solihul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707483764852679" calcext:value-type="float">
            <text:p>0.707483764852679</text:p>
          </table:table-cell>
          <table:table-cell office:value-type="float" office:value="1.81730571016285" calcext:value-type="float">
            <text:p>1.81730571016285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Valencia vs Sevill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97038059386134" calcext:value-type="float">
            <text:p>0.997038059386134</text:p>
          </table:table-cell>
          <table:table-cell office:value-type="float" office:value="1.36768737241178" calcext:value-type="float">
            <text:p>1.36768737241178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Belenenses vs GD Cha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9700355510411" calcext:value-type="float">
            <text:p>1.09700355510411</text:p>
          </table:table-cell>
          <table:table-cell office:value-type="float" office:value="1.17202380952381" calcext:value-type="float">
            <text:p>1.17202380952381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Cagliari vs Rom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747723980964205" calcext:value-type="float">
            <text:p>0.747723980964205</text:p>
          </table:table-cell>
          <table:table-cell office:value-type="float" office:value="1.67173988239364" calcext:value-type="float">
            <text:p>1.6717398823936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Genk vs KV Kortri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21492326462467" calcext:value-type="float">
            <text:p>1.21492326462467</text:p>
          </table:table-cell>
          <table:table-cell office:value-type="float" office:value="1.02887156448203" calcext:value-type="float">
            <text:p>1.0288715644820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Reading vs Sheffield Ut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7349998421867" calcext:value-type="float">
            <text:p>1.17349998421867</text:p>
          </table:table-cell>
          <table:table-cell office:value-type="float" office:value="1.23088578088578" calcext:value-type="float">
            <text:p>1.23088578088578</text:p>
          </table:table-cell>
          <table:table-cell office:value-type="float" office:value="1.44444444444444" calcext:value-type="float">
            <text:p>1.44444444444444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Hertha Berlin vs Eintracht Frankfu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856786756404052" calcext:value-type="float">
            <text:p>0.856786756404052</text:p>
          </table:table-cell>
          <table:table-cell office:value-type="float" office:value="1.55620208105148" calcext:value-type="float">
            <text:p>1.55620208105148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Chelsea vs Manchester City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707707433127921" calcext:value-type="float">
            <text:p>0.707707433127921</text:p>
          </table:table-cell>
          <table:table-cell office:value-type="float" office:value="1.92683628827999" calcext:value-type="float">
            <text:p>1.92683628827999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Villarreal vs Celta Vig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619739292364991" calcext:value-type="float">
            <text:p>0.619739292364991</text:p>
          </table:table-cell>
          <table:table-cell office:value-type="float" office:value="2.33072916666667" calcext:value-type="float">
            <text:p>2.33072916666667</text:p>
          </table:table-cell>
          <table:table-cell office:value-type="float" office:value="1.44444444444444" calcext:value-type="float">
            <text:p>1.44444444444444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Willem II vs Heerenv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8438074685138" calcext:value-type="float">
            <text:p>1.18438074685138</text:p>
          </table:table-cell>
          <table:table-cell office:value-type="float" office:value="1.12576410658307" calcext:value-type="float">
            <text:p>1.12576410658307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Tondela vs Sporting Bra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1239518661705" calcext:value-type="float">
            <text:p>1.11239518661705</text:p>
          </table:table-cell>
          <table:table-cell office:value-type="float" office:value="1.22585604472397" calcext:value-type="float">
            <text:p>1.22585604472397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St Gallen vs Neuchatel Xam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712221381929366" calcext:value-type="float">
            <text:p>0.712221381929366</text:p>
          </table:table-cell>
          <table:table-cell office:value-type="float" office:value="1.87207709170625" calcext:value-type="float">
            <text:p>1.87207709170625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BSC Young Boys vs Th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694531664152" calcext:value-type="float">
            <text:p>1.0694531664152</text:p>
          </table:table-cell>
          <table:table-cell office:value-type="float" office:value="1.30908023274436" calcext:value-type="float">
            <text:p>1.3090802327443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FC Zwolle vs Aj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77403351955307" calcext:value-type="float">
            <text:p>0.977403351955307</text:p>
          </table:table-cell>
          <table:table-cell office:value-type="float" office:value="1.43236668587158" calcext:value-type="float">
            <text:p>1.4323666858715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Royal Mouscron-Péruwelz vs SV Zulte-Warege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74173041212147" calcext:value-type="float">
            <text:p>0.974173041212147</text:p>
          </table:table-cell>
          <table:table-cell office:value-type="float" office:value="1.399788647343" calcext:value-type="float">
            <text:p>1.399788647343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Oostende vs Lokere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754642503356481" calcext:value-type="float">
            <text:p>0.754642503356481</text:p>
          </table:table-cell>
          <table:table-cell office:value-type="float" office:value="1.80699650174913" calcext:value-type="float">
            <text:p>1.80699650174913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Rennes vs Dijon FCO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707311148894826" calcext:value-type="float">
            <text:p>0.707311148894826</text:p>
          </table:table-cell>
          <table:table-cell office:value-type="float" office:value="2.0421626984127" calcext:value-type="float">
            <text:p>2.0421626984127</text:p>
          </table:table-cell>
          <table:table-cell office:value-type="float" office:value="1.44444444444444" calcext:value-type="float">
            <text:p>1.44444444444444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Guingamp vs Amiens 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792721468475658" calcext:value-type="float">
            <text:p>0.792721468475658</text:p>
          </table:table-cell>
          <table:table-cell office:value-type="float" office:value="1.62189916237113" calcext:value-type="float">
            <text:p>1.62189916237113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Lazio vs Sampdor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766161213088587" calcext:value-type="float">
            <text:p>0.766161213088587</text:p>
          </table:table-cell>
          <table:table-cell office:value-type="float" office:value="1.82729166666667" calcext:value-type="float">
            <text:p>1.8272916666666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Sint-Truidense VV vs Stand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0595868616619" calcext:value-type="float">
            <text:p>1.10595868616619</text:p>
          </table:table-cell>
          <table:table-cell office:value-type="float" office:value="1.16253373819163" calcext:value-type="float">
            <text:p>1.16253373819163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9:45</text:p>
          </table:table-cell>
          <table:table-cell office:value-type="string" calcext:value-type="string">
            <text:p>Leicester vs Tottenh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63287525996" calcext:value-type="float">
            <text:p>1.063287525996</text:p>
          </table:table-cell>
          <table:table-cell office:value-type="float" office:value="1.3166711409396" calcext:value-type="float">
            <text:p>1.316671140939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19:45</text:p>
          </table:table-cell>
          <table:table-cell office:value-type="string" calcext:value-type="string">
            <text:p>Espanyol vs Barcelo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20144594150509" calcext:value-type="float">
            <text:p>0.920144594150509</text:p>
          </table:table-cell>
          <table:table-cell office:value-type="float" office:value="1.44904761904762" calcext:value-type="float">
            <text:p>1.44904761904762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9:45</text:p>
          </table:table-cell>
          <table:table-cell office:value-type="string" calcext:value-type="string">
            <text:p>ADO Den Haag vs De Graafschap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79059008379888" calcext:value-type="float">
            <text:p>0.979059008379888</text:p>
          </table:table-cell>
          <table:table-cell office:value-type="float" office:value="1.42994445484616" calcext:value-type="float">
            <text:p>1.4299444548461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Vitória de Setúbal vs Benfica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20181208'.A1:'20181208'.F95" table:display-filter-buttons="true">
          <table:filter>
            <table:filter-and>
              <table:filter-condition table:field-number="0" table:value="True" table:operator="="/>
            </table:filter-and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 style:data-style-name="N2" text:time-value="09:59:37.6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8T17:33:48.877000000</dc:date>
    <meta:editing-duration>PT1H55M29S</meta:editing-duration>
    <meta:editing-cycles>3</meta:editing-cycles>
    <meta:generator>LibreOffice/6.1.3.2$Windows_X86_64 LibreOffice_project/86daf60bf00efa86ad547e59e09d6bb77c699acb</meta:generator>
    <meta:document-statistic meta:table-count="1" meta:cell-count="604" meta:object-count="0"/>
  </office:meta>
</office:document-meta>
</file>